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 style:list-style-name="L1">
      <style:text-properties officeooo:rsid="000ea19b" officeooo:paragraph-rsid="000ea19b"/>
    </style:style>
    <style:style style:name="P2" style:family="paragraph" style:parent-style-name="Subtitle">
      <style:text-properties officeooo:rsid="000fa11c" officeooo:paragraph-rsid="000fa11c"/>
    </style:style>
    <style:style style:name="P3" style:family="paragraph" style:parent-style-name="Text_20_body" style:list-style-name="L1">
      <style:text-properties officeooo:rsid="000ea19b" officeooo:paragraph-rsid="000ea19b"/>
    </style:style>
    <style:style style:name="P4" style:family="paragraph" style:parent-style-name="Text_20_body" style:list-style-name="L1">
      <style:text-properties officeooo:rsid="000f6d75" officeooo:paragraph-rsid="000f6d75"/>
    </style:style>
    <style:style style:name="P5" style:family="paragraph" style:parent-style-name="Text_20_body" style:list-style-name="L1">
      <style:text-properties officeooo:rsid="000fa11c" officeooo:paragraph-rsid="000fa11c"/>
    </style:style>
    <style:style style:name="P6" style:family="paragraph" style:parent-style-name="Text_20_body" style:list-style-name="L2">
      <style:text-properties officeooo:rsid="000fa11c" officeooo:paragraph-rsid="000fa11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1618214" text:style-name="L1">
        <text:list-header>
          <text:p text:style-name="P1">Parte I</text:p>
        </text:list-header>
        <text:list-item>
          <text:p text:style-name="P3">Cos’è un algoritmo?</text:p>
        </text:list-item>
        <text:list-item>
          <text:p text:style-name="P3">Cos’è un istanza di un problema?<text:tab/></text:p>
        </text:list-item>
        <text:list-item>
          <text:p text:style-name="P3">Quali sono le proprietà di un algoritmo?</text:p>
        </text:list-item>
        <text:list-item>
          <text:p text:style-name="P3">Cos’è un modello computazionale?</text:p>
        </text:list-item>
        <text:list-item>
          <text:p text:style-name="P3">Descrivi la macchina di Turing: da quali parti è composta e come funziona?</text:p>
        </text:list-item>
        <text:list-item>
          <text:p text:style-name="P3">Come si misura la complessità di un istanza?</text:p>
        </text:list-item>
        <text:list-item>
          <text:p text:style-name="P3">Come si analizza un algoritmo?</text:p>
        </text:list-item>
        <text:list-item>
          <text:p text:style-name="P4">Da cosa dipende il tempo di esecuzione di un programma o algoritmo?</text:p>
        </text:list-item>
        <text:list-item>
          <text:p text:style-name="P4">Cos’è un modello RAM? (Random Access Machine)</text:p>
        </text:list-item>
        <text:list-item>
          <text:p text:style-name="P4">Esponi il problema conteggio delle coppie. Quali soluzioni ci sono? Rappresenta i costi.</text:p>
        </text:list-item>
        <text:list-item>
          <text:p text:style-name="P4">Quanti e quali tipi di limite asintotici sfruttiamo nella notazione asintotica?</text:p>
        </text:list-item>
        <text:list-item>
          <text:p text:style-name="P4">Quali sono le proprietà dei limiti asintotici?</text:p>
        </text:list-item>
        <text:list-item>
          <text:p text:style-name="P4">Dimostrazione Theta. Applicazione Teorema.</text:p>
        </text:list-item>
        <text:list-item>
          <text:p text:style-name="P5">Esponi somma massima di una sotto-sequenza contigua, con costi annessi. Sommatoria i^2.Esponi una soluzione visiva.</text:p>
        </text:list-item>
      </text:list>
      <text:p text:style-name="P2">Parte II</text:p>
      <text:list xml:id="list2902735416" text:style-name="L2">
        <text:list-item>
          <text:p text:style-name="P6">Esponi Insertion Sort iterativo e ricorsivo. Mogavero</text:p>
        </text:list-item>
        <text:list-item>
          <text:p text:style-name="P6">Soluzioni con equazione di ricorrerrenz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2:42:03.950988672</meta:creation-date>
    <dc:date>2023-03-10T14:38:31.220170651</dc:date>
    <meta:editing-duration>PT59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47" meta:character-count="899" meta:non-whitespace-character-count="785"/>
  </office:meta>
</office:document-meta>
</file>